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language="en" fo:country="US"/>
    </style:style>
    <style:style style:name="P2" style:family="paragraph" style:parent-style-name="Textkörper_20_Einrückung_20_Organon">
      <style:text-properties officeooo:rsid="00060663" officeooo:paragraph-rsid="00060663"/>
    </style:style>
    <style:style style:name="P3" style:family="paragraph" style:parent-style-name="Textkörper_20_Einrückung_20_Organon" style:list-style-name="L1">
      <style:text-properties officeooo:rsid="00060663" officeooo:paragraph-rsid="00060663"/>
    </style:style>
    <style:style style:name="P4" style:family="paragraph" style:parent-style-name="Textkörper_20_Einrückung_20_Organon" style:list-style-name="L1">
      <style:text-properties fo:font-weight="bold" officeooo:rsid="00060663" officeooo:paragraph-rsid="00060663" style:font-weight-asian="bold" style:font-weight-complex="bold"/>
    </style:style>
    <style:style style:name="P5" style:family="paragraph" style:parent-style-name="Textkörper_20_Einrückung_20_Organon" style:list-style-name="L1">
      <style:text-properties officeooo:rsid="00061822" officeooo:paragraph-rsid="00061822"/>
    </style:style>
    <style:style style:name="P6" style:family="paragraph" style:parent-style-name="Text_20_body_20_indent_20_Organon" style:list-style-name="L1">
      <style:text-properties officeooo:rsid="00061822" officeooo:paragraph-rsid="00061822"/>
    </style:style>
    <style:style style:name="P7" style:family="paragraph" style:parent-style-name="Text_20_body_20_indent_20_Organon">
      <style:text-properties officeooo:rsid="00061822" officeooo:paragraph-rsid="00061822"/>
    </style:style>
    <style:style style:name="T1" style:family="text">
      <style:text-properties officeooo:rsid="00061822"/>
    </style:style>
    <style:style style:name="T2" style:family="text">
      <style:text-properties fo:language="en" fo:country="US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71">
        <text:h text:style-name="Heading_20_3" text:outline-level="3">Übersetzungen</text:h>
        <text:p text:style-name="P2">Für die Erstellung eigener Übersetzungen durch den Benutzer.</text:p>
        <text:p text:style-name="P2"/>
        <text:h text:style-name="Heading_20_4" text:outline-level="4">Linke Seite:</text:h>
        <text:p text:style-name="P2">Der ganz links stehende Text ist die Referenz (deutsch oder englisch), darunter die Box, in die die jeweilige Übersetzung eingetragen werden kann. Farbige Einträge und „*******“ zeigen unübersetzte Einträge.</text:p>
        <text:h text:style-name="Heading_20_4" text:outline-level="4">Rechte Seite:</text:h>
        <text:list xml:id="list1460925677303142219" text:style-name="L1">
          <text:list-item>
            <text:p text:style-name="P4">Referenz:</text:p>
            <text:p text:style-name="P3">Wählen sie die Referenz aus der übersetzt werden soll (deutsch oder englisch).</text:p>
          </text:list-item>
          <text:list-item>
            <text:p text:style-name="P4">Organon Sprachdatei laden:</text:p>
            <text:p text:style-name="P3">Lädt eine Sprachdatei, die bereits in Organon vorhanden ist</text:p>
          </text:list-item>
          <text:list-item>
            <text:p text:style-name="P4">Benutzerdatei laden:</text:p>
            <text:p text:style-name="P3">Wenn bereits eine Sprachdatei erstellt und gespeichert wurde, läßt sie sich hier wieder laden.</text:p>
          </text:list-item>
          <text:list-item>
            <text:p text:style-name="P4">Übersetzung speichern:</text:p>
            <text:p text:style-name="P3">Übersetzung speichern. Muss nicht vollständig sein.</text:p>
          </text:list-item>
          <text:list-item>
            <text:p text:style-name="P4">Ordnerpfad Organon Sprachdateien:</text:p>
            <text:p text:style-name="P3">Dies ist der Pfad, unter dem Sprachdateien abgelegt werden müssen, wenn sie automatisch geladen werden sollen. Die Sprachdatei <text:span text:style-name="T1">muss</text:span> folgende Form haben:</text:p>
            <text:p text:style-name="P3">„lang_&lt;Länder Code&gt;.py“</text:p>
            <text:p text:style-name="P5">Den Länder Code findet man unter:</text:p>
            <text:p text:style-name="P6"><text:a xlink:type="simple" xlink:href="https://en.wikipedia.org/wiki/List_of_ISO_639-1_codes" text:style-name="Internet_20_link" text:visited-style-name="Visited_20_Internet_20_Link"><text:span text:style-name="T2">https://en.wikipedia.org/wiki/List_of_ISO_639-1_codes</text:span></text:a></text:p>
            <text:p text:style-name="P1">(<text:span text:style-name="T1">Spalte</text:span> 639-1)</text:p>
          </text:list-item>
        </text:list>
        <text:p text:style-name="Text_20_body_20_indent_20_Organon"/>
        <text:p text:style-name="P7">Wenn Sie eine Übersetzung teilen wollen, senden sie mir die Übersetzung per Mail. Ich werde sie in der nächsten Veröffentlichung von Organon einbinden.</text:p>
        <text:p text:style-name="P7">organon_err&lt;at&gt;web(dot)de</text:p>
        <text:list xml:id="list174405719174504" text:continue-numbering="true" text:style-name="L1">
          <text:list-header>
            <text:p text:style-name="P3"/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1T17:44:04.090000000</dc:date>
    <meta:editing-duration>P0D</meta:editing-duration>
    <meta:editing-cycles>1</meta:editing-cycles>
    <meta:document-statistic meta:table-count="0" meta:image-count="0" meta:object-count="0" meta:page-count="1" meta:paragraph-count="22" meta:word-count="166" meta:character-count="1163" meta:non-whitespace-character-count="1033"/>
    <meta:generator>LibreOffice/5.0.2.2$Windows_x86 LibreOffice_project/37b43f919e4de5eeaca9b9755ed688758a8251fe</meta:generator>
  </office:meta>
</office:document-meta>
</file>